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049cm" fo:margin-bottom="0.176cm" fo:line-height="100%" fo:text-align="justify" style:justify-single-word="false" style:page-number="auto"/>
    </style:style>
    <style:style style:name="P2" style:family="paragraph" style:parent-style-name="Normal_20__28_Web_29_" style:list-style-name="WWNum1"/>
    <style:style style:name="T1" style:family="text">
      <style:text-properties style:font-name="Calibri" style:font-name-asian="Times New Roman1" style:language-asian="es" style:country-asian="ES" style:font-name-complex="Calibri1"/>
    </style:style>
    <style:style style:name="T2" style:family="text">
      <style:text-properties style:font-name="Calibri" fo:font-size="11pt" style:font-size-asian="11pt" style:font-name-complex="Calibri1" style:font-size-complex="11pt"/>
    </style:style>
    <style:style style:name="T3" style:family="text">
      <style:text-properties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ra ahondar más en estas cuestiones sobre seguridad, amenazas y medidas preventivas, se recomienda la lectura de l</text:span><text:span text:style-name="T3">nforme de Amenazas CCN-CERT <text:s/>IA-06/14 así como de los siguientes enlaces de MADEJA</text:span><text:span text:style-name="T1">:</text:span></text:p>
      <text:list xml:id="list4491292369428951589" text:style-name="WWNum1">
        <text:list-item>
          <text:p text:style-name="P2"><text:span text:style-name="T2">Seguridad.</text:span></text:p>
        </text:list-item>
      </text:list>
      <text:p text:style-name="Normal_20__28_Web_29_"><text:a xlink:type="simple" xlink:href="http://madeja.i-administracion.junta-andalucia.es/servicios/madeja/contenido/subsistemas/%20desarrollo/seguridad"><text:span text:style-name="T2">http://madeja.i-administracion.junta-andalucia.es/servicios/madeja/contenido/subsistemas/ desarrollo/seguridad</text:span></text:a></text:p>
      <text:list xml:id="list30524449" text:continue-numbering="true" text:style-name="WWNum1">
        <text:list-item>
          <text:p text:style-name="P2"><text:span text:style-name="T2">Control de acceso y autenticación:</text:span></text:p>
        </text:list-item>
      </text:list>
      <text:p text:style-name="Normal_20__28_Web_29_"><text:a xlink:type="simple" xlink:href="http://madeja.i-administracion.junta-andalucia.es/servicios/madeja/contenido/subsistemas/%20desarrollo/control-acceso-y-autenticacion"><text:span text:style-name="T2">http://madeja.i-administracion.junta-andalucia.es/servicios/madeja/contenido/subsistemas/ desarrollo/control-acceso-y-autenticacion</text:span></text:a></text:p>
      <text:list xml:id="list30538415" text:continue-numbering="true" text:style-name="WWNum1">
        <text:list-item>
          <text:p text:style-name="P2"><text:span text:style-name="T2">Validación de las estradas/salidas:</text:span></text:p>
        </text:list-item>
      </text:list>
      <text:p text:style-name="Normal_20__28_Web_29_"><text:a xlink:type="simple" xlink:href="http://madeja.i-administracion.junta-andalucia.es/servicios/madeja/contenido/subsistemas/%20desarrollo/codificacion-y-validacion-entradasalida"><text:span text:style-name="T2">http://madeja.i-administracion.junta-andalucia.es/servicios/madeja/contenido/subsistemas/ desarrollo/codificacion-y-validacion-entradasalida</text:span></text:a></text:p>
      <text:list xml:id="list30546354" text:continue-numbering="true" text:style-name="WWNum1">
        <text:list-item>
          <text:p text:style-name="P2"><text:span text:style-name="T2">Cifrado:</text:span></text:p>
        </text:list-item>
      </text:list>
      <text:p text:style-name="Normal_20__28_Web_29_"><text:a xlink:type="simple" xlink:href="http://madeja.i-administracion.junta-andalucia.es/servicios/madeja/contenido/subsistemas/%20desarrollo/cifrado"><text:span text:style-name="T2">http://madeja.i-administracion.junta-andalucia.es/servicios/madeja/contenido/subsistemas/ desarrollo/cifrado</text:span></text:a></text:p>
      <text:list xml:id="list30522390" text:continue-numbering="true" text:style-name="WWNum1">
        <text:list-item>
          <text:p text:style-name="P2"><text:span text:style-name="T2">Gestión de sesiones de usuarios:</text:span></text:p>
        </text:list-item>
      </text:list>
      <text:p text:style-name="Normal_20__28_Web_29_"><text:a xlink:type="simple" xlink:href="http://madeja.i-administracion.junta-andalucia.es/servicios/madeja/contenido/subsistemas/%20desarrollo/gestion-sesiones-y-usuarios"><text:span text:style-name="T2">http://madeja.i-administracion.junta-andalucia.es/servicios/madeja/contenido/subsistemas/ desarrollo/gestion-sesiones-y-usuarios</text:span></text:a></text:p>
      <text:list xml:id="list30523473" text:continue-numbering="true" text:style-name="WWNum1">
        <text:list-item>
          <text:p text:style-name="P2"><text:span text:style-name="T2">Gestión de errores y excepciones:</text:span></text:p>
        </text:list-item>
      </text:list>
      <text:p text:style-name="Normal_20__28_Web_29_"><text:a xlink:type="simple" xlink:href="http://madeja.i-administracion.junta-andalucia.es/servicios/madeja/contenido/subsistemas/%20desarrollo/gestion-errores-y-excepciones"><text:span text:style-name="T2">http://madeja.i-administracion.junta-andalucia.es/servicios/madeja/contenido/subsistemas/ desarrollo/gestion-errores-y-excepciones</text:span></text:a></text:p>
      <text:list xml:id="list30536806" text:continue-numbering="true" text:style-name="WWNum1">
        <text:list-item>
          <text:p text:style-name="P2"><text:span text:style-name="T2">Auditoria y registro:</text:span></text:p>
        </text:list-item>
      </text:list>
      <text:p text:style-name="Normal_20__28_Web_29_"><text:a xlink:type="simple" xlink:href="http://madeja.i-administracion.junta-andalucia.es/servicios/madeja/contenido/subsistemas/%20desarrollo/auditoria-y-registro"><text:span text:style-name="T2">http://madeja.i-administracion.junta-andalucia.es/servicios/madeja/contenido/subsistemas/ desarrollo/auditoria-y-registro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</meta:initial-creator>
    <dc:creator>INDRA</dc:creator>
    <meta:editing-cycles>1</meta:editing-cycles>
    <meta:creation-date>2014-12-16T10:54:00</meta:creation-date>
    <dc:date>2014-12-16T10:55:00</dc:date>
    <meta:editing-duration>P0D</meta:editing-duration>
    <meta:generator>OpenOffice/4.0.1$Win32 OpenOffice.org_project/401m5$Build-9714</meta:generator>
    <meta:document-statistic meta:table-count="0" meta:image-count="0" meta:object-count="0" meta:page-count="1" meta:paragraph-count="15" meta:word-count="75" meta:character-count="12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